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am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SECTION OUTLINE ONE (JAMES 1)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AMES'S GREETING (1: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AMES SPEAKS OF TRIALS AND TEMPTATIONS (1:2-4, 12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-title-Title-Slide" presentation:presentation-page-layout-name="Master1-PPL1" draw:id="Slide-258">
        <draw:frame draw:id="id94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JAMES SPEAKS OF TRIALS AND TEMPTATIONS (1:2-4, 12-16):<text:s text:c="1"/></text:span><text:span text:style-name="a505" text:class-names=""/></text:p>
          </draw:text-box>
          <svg:title/>
          <svg:desc/>
        </draw:frame>
        <draw:frame draw:id="id95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ositive (1:2-4, 12):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ositive (1:2-4, 12):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urpose (1:2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ducts (1: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products (1:4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erseverance (1:4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Maturity (1:4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ositive (1:2-4, 12):<text:s text:c="1"/></text:span><text:span text:style-name="a545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urpose (1:2-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ducts (1: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mise (1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AMES SPEAKS OF TRIALS AND TEMPTATIONS (1:2-4, 12-16):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ositive (1:2-4, 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Negative (1:13-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Negative (1:13-16):<text:s text:c="1"/></text:span><text:span text:style-name="a578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urpose (1:13-1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ducts (1:15-1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2-tx-Title-and-Text" presentation:presentation-page-layout-name="Master1-PPL12" draw:id="Slide-264">
        <draw:frame draw:id="id106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ducts (1:15-16)<text:s text:c="1"/></text:span><text:span text:style-name="a593" text:class-names=""/></text:p>
          </draw:text-box>
          <svg:title/>
          <svg:desc/>
        </draw:frame>
        <draw:frame draw:id="id107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Evil actions (1:15a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ossible death (1:15b-16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0" draw:style-name="a606" draw:master-page-name="Master1-Layout12-tx-Title-and-Text" presentation:presentation-page-layout-name="Master1-PPL12" draw:id="Slide-265">
        <draw:frame draw:id="id108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Negative (1:13-16):<text:s text:c="1"/></text:span><text:span text:style-name="a608" text:class-names=""/></text:p>
          </draw:text-box>
          <svg:title/>
          <svg:desc/>
        </draw:frame>
        <draw:frame draw:id="id109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urpose (1:13-1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ducts (1:15-16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1" draw:style-name="a621" draw:master-page-name="Master1-Layout12-tx-Title-and-Text" presentation:presentation-page-layout-name="Master1-PPL12" draw:id="Slide-266">
        <draw:frame draw:id="id110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AMES SPEAKS OF TRIALS AND TEMPTATIONS (1:2-4, 12-16):<text:s text:c="1"/></text:span><text:span text:style-name="a623" text:class-names=""/></text:p>
          </draw:text-box>
          <svg:title/>
          <svg:desc/>
        </draw:frame>
        <draw:frame draw:id="id111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Positive (1:2-4, 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Negative (1:13-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2" draw:style-name="a636" draw:master-page-name="Master1-Layout12-tx-Title-and-Text" presentation:presentation-page-layout-name="Master1-PPL12" draw:id="Slide-267">
        <draw:frame draw:id="id112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SECTION OUTLINE ONE (JAMES 1)<text:s text:c="1"/></text:span><text:span text:style-name="a638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JAMES'S GREETING (1: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JAMES SPEAKS OF TRIALS AND TEMPTATIONS (1:2-4, 12-16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JAMES SPEAKS OF TRUSTING (1:5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JAMES SPEAKS OF TRUSTING (1:5-8)<text:s text:c="1"/></text:span><text:span text:style-name="a656" text:class-names=""/></text:p>
          </draw:text-box>
          <svg:title/>
          <svg:desc/>
        </draw:frame>
        <draw:frame draw:id="id115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When to trust God (1: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ow to trust God (1:6b-8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4" draw:style-name="a669" draw:master-page-name="Master1-Layout12-tx-Title-and-Text" presentation:presentation-page-layout-name="Master1-PPL12" draw:id="Slide-269">
        <draw:frame draw:id="id116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ow to trust God (1:6b-8)<text:s text:c="1"/></text:span><text:span text:style-name="a671" text:class-names=""/></text:p>
          </draw:text-box>
          <svg:title/>
          <svg:desc/>
        </draw:frame>
        <draw:frame draw:id="id117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ositive (1:6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Negative (1:6b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5" draw:style-name="a684" draw:master-page-name="Master1-Layout12-tx-Title-and-Text" presentation:presentation-page-layout-name="Master1-PPL12" draw:id="Slide-270">
        <draw:frame draw:id="id118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AMES SPEAKS OF TRUSTING (1:5-8)<text:s text:c="1"/></text:span><text:span text:style-name="a686" text:class-names=""/></text:p>
          </draw:text-box>
          <svg:title/>
          <svg:desc/>
        </draw:frame>
        <draw:frame draw:id="id119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When to trust God (1: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ow to trust God (1:6b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6" draw:style-name="a699" draw:master-page-name="Master1-Layout12-tx-Title-and-Text" presentation:presentation-page-layout-name="Master1-PPL12" draw:id="Slide-271">
        <draw:frame draw:id="id120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TION OUTLINE ONE (JAMES 1)<text:s text:c="1"/></text:span><text:span text:style-name="a701" text:class-names=""/></text:p>
          </draw:text-box>
          <svg:title/>
          <svg:desc/>
        </draw:frame>
        <draw:frame draw:id="id121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JAMES'S GREETING (1: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JAMES SPEAKS OF TRIALS AND TEMPTATIONS (1:2-4, 12-16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JAMES SPEAKS OF TRUSTING (1:5-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JAMES SPEAKS OF TRANSITION (1:9-1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JAMES SPEAKS OF TRANSITION (1:9-11):<text:s text:c="1"/></text:span><text:span text:style-name="a722" text:class-names=""/></text:p>
          </draw:text-box>
          <svg:title/>
          <svg:desc/>
        </draw:frame>
        <draw:frame draw:id="id123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example (1:9a, 10a, 1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exhortation (1:9b, 10b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8" draw:style-name="a735" draw:master-page-name="Master1-Layout12-tx-Title-and-Text" presentation:presentation-page-layout-name="Master1-PPL12" draw:id="Slide-273">
        <draw:frame draw:id="id124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TION OUTLINE ONE (JAMES 1)<text:s text:c="1"/></text:span><text:span text:style-name="a737" text:class-names=""/></text:p>
          </draw:text-box>
          <svg:title/>
          <svg:desc/>
        </draw:frame>
        <draw:frame draw:id="id125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JAMES'S GREETING (1:1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AMES SPEAKS OF TRIALS AND TEMPTATIONS (1:2-4, 12-16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JAMES SPEAKS OF TRUSTING (1:5-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JAMES SPEAKS OF TRANSITION (1:9-1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JAMES SPEAKS OF TREASURE (1:17-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9" draw:style-name="a759" draw:master-page-name="Master1-Layout12-tx-Title-and-Text" presentation:presentation-page-layout-name="Master1-PPL12" draw:id="Slide-274">
        <draw:frame draw:id="id126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AMES SPEAKS OF TREASURE (1:17-25):<text:s text:c="1"/></text:span><text:span text:style-name="a761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ource of this treasure (1:17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lvation in this treasure (1:18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symbol for this treasure (1:19-25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SECTION OUTLINE ONE (JAMES 1)<text:s text:c="1"/></text:span><text:span text:style-name="a779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JAMES'S GREETING (1:1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JAMES SPEAKS OF TRIALS AND TEMPTATIONS (1:2-4, 12-16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JAMES SPEAKS OF TRUSTING (1:5-8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JAMES SPEAKS OF TRANSITION (1:9-11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JAMES SPEAKS OF TREASURE (1:17-25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JAMES SPEAKS OF TRUE RELIGION (1:26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0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JAMES SPEAKS OF TRUE RELIGION (1:26-27)<text:s text:c="1"/></text:span><text:span text:style-name="a806" text:class-names=""/></text:p>
          </draw:text-box>
          <svg:title/>
          <svg:desc/>
        </draw:frame>
        <draw:frame draw:id="id131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fiction (1:26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facts (1:27): James lists two (of many) signs indicating true religion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2-tx-Title-and-Text" presentation:presentation-page-layout-name="Master1-PPL12" draw:id="Slide-277">
        <draw:frame draw:id="id132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facts (1:27): James lists two (of many) signs indicating true religion.<text:s text:c="1"/></text:span><text:span text:style-name="a821" text:class-names=""/></text:p>
          </draw:text-box>
          <svg:title/>
          <svg:desc/>
        </draw:frame>
        <draw:frame draw:id="id133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Having compassion upon orphans and widows (1:27a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Keeping from the pollution of the world (1:27b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3" draw:style-name="a834" draw:master-page-name="Master1-Layout12-tx-Title-and-Text" presentation:presentation-page-layout-name="Master1-PPL12" draw:id="Slide-278">
        <draw:frame draw:id="id134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JAMES SPEAKS OF TRUE RELIGION (1:26-27)<text:s text:c="1"/></text:span><text:span text:style-name="a836" text:class-names=""/></text:p>
          </draw:text-box>
          <svg:title/>
          <svg:desc/>
        </draw:frame>
        <draw:frame draw:id="id135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fiction (1:26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facts (1:27): James lists two (of many) signs indicating true religion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4" draw:style-name="a849" draw:master-page-name="Master1-Layout12-tx-Title-and-Text" presentation:presentation-page-layout-name="Master1-PPL12" draw:id="Slide-279">
        <draw:frame draw:id="id136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SECTION OUTLINE ONE (JAMES 1)<text:s text:c="1"/></text:span><text:span text:style-name="a851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JAMES'S GREETING (1:1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AMES SPEAKS OF TRIALS AND TEMPTATIONS (1:2-4, 12-1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AMES SPEAKS OF TRUSTING (1:5-8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JAMES SPEAKS OF TRANSITION (1:9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JAMES SPEAKS OF TREASURE (1:17-25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JAMES SPEAKS OF TRUE RELIGION (1:26-2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5" draw:style-name="a876" draw:master-page-name="Master1-Layout1-title-Title-Slide" presentation:presentation-page-layout-name="Master1-PPL1" draw:id="Slide-280">
        <draw:frame draw:id="id138" presentation:style-name="a880" draw:name="Title 1" svg:x="1.38in" svg:y="0.83in" svg:width="10.3in" svg:height="4.42in" presentation:class="title" presentation:placeholder="false">
          <draw:text-box>
            <text:p text:style-name="a879" text:class-names="" text:cond-style-name=""><text:span text:style-name="a877" text:class-names="">SECTION OUTLINE TWO (JAMES 2)<text:s text:c="1"/></text:span><text:span text:style-name="a878" text:class-names=""/></text:p>
          </draw:text-box>
          <svg:title/>
          <svg:desc/>
        </draw:frame>
        <draw:frame draw:id="id139" presentation:style-name="a885" draw:name="Subtitle 2" svg:x="1.38in" svg:y="5.25in" svg:width="10.3in" svg:height="1.85in" presentation:class="subtitle" presentation:placeholder="false">
          <draw:text-box>
            <text:p text:style-name="a882" text:class-names="" text:cond-style-name=""><text:span text:style-name="a881" text:class-names="">GODLESS FAVORITISM (2:1-13)<text:s text:c="1"/></text:span></text:p>
            <text:p text:style-name="a884" text:class-names="" text:cond-style-name=""><text:span text:style-name="a883" text:class-names=""/></text:p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0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GODLESS FAVORITISM (2:1-13)<text:s text:c="1"/></text:span><text:span text:style-name="a888" text:class-names=""/></text:p>
          </draw:text-box>
          <svg:title/>
          <svg:desc/>
        </draw:frame>
        <draw:frame draw:id="id141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<text:s text:c="1"/>The command against favouritism (2:1-8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2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<text:s text:c="1"/>The command against favouritism (2:1-8)<text:s text:c="1"/></text:span><text:span text:style-name="a898" text:class-names=""/></text:p>
          </draw:text-box>
          <svg:title/>
          <svg:desc/>
        </draw:frame>
        <draw:frame draw:id="id143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The examples (2:1-4):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4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examples (2:1-4):<text:s text:c="1"/></text:span><text:span text:style-name="a908" text:class-names=""/></text:p>
          </draw:text-box>
          <svg:title/>
          <svg:desc/>
        </draw:frame>
        <draw:frame draw:id="id145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reating rich visitors with great respect (2:1-2a, 3a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reating poor visitors with no respect (2:2b, 3b-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2-tx-Title-and-Text" presentation:presentation-page-layout-name="Master1-PPL12" draw:id="Slide-284">
        <draw:frame draw:id="id146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command against favouritism (2:1-8)<text:s text:c="1"/></text:span><text:span text:style-name="a923" text:class-names=""/></text:p>
          </draw:text-box>
          <svg:title/>
          <svg:desc/>
        </draw:frame>
        <draw:frame draw:id="id147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examples (2:1-4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enigma (2:5-7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exhortation (2:8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48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GODLESS FAVORITISM (2:1-13)<text:s text:c="1"/></text:span><text:span text:style-name="a941" text:class-names=""/></text:p>
          </draw:text-box>
          <svg:title/>
          <svg:desc/>
        </draw:frame>
        <draw:frame draw:id="id149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command against favouritism (2:1-8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consequences of favouritism (2:9-13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0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 consequences of favouritism (2:9-13)<text:s text:c="1"/></text:span><text:span text:style-name="a956" text:class-names=""/></text:p>
          </draw:text-box>
          <svg:title/>
          <svg:desc/>
        </draw:frame>
        <draw:frame draw:id="id151" presentation:style-name="a968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To break this law is to break all laws (2:9-12).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To show no mercy is to receive no mercy (2:13).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2" draw:style-name="a969" draw:master-page-name="Master1-Layout12-tx-Title-and-Text" presentation:presentation-page-layout-name="Master1-PPL12" draw:id="Slide-287">
        <draw:frame draw:id="id152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GODLESS FAVORITISM (2:1-13)<text:s text:c="1"/></text:span><text:span text:style-name="a971" text:class-names=""/></text:p>
          </draw:text-box>
          <svg:title/>
          <svg:desc/>
        </draw:frame>
        <draw:frame draw:id="id153" presentation:style-name="a983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The command against favouritism (2:1-8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onsequences of favouritism (2:9-13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33" draw:style-name="a984" draw:master-page-name="Master1-Layout12-tx-Title-and-Text" presentation:presentation-page-layout-name="Master1-PPL12" draw:id="Slide-288">
        <draw:frame draw:id="id154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SECTION OUTLINE TWO (JAMES 2)<text:s text:c="1"/></text:span><text:span text:style-name="a986" text:class-names=""/></text:p>
          </draw:text-box>
          <svg:title/>
          <svg:desc/>
        </draw:frame>
        <draw:frame draw:id="id155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GODLESS FAVORITISM (2:1-13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GODLY FAITH (2:14-26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4" draw:style-name="a999" draw:master-page-name="Master1-Layout1-title-Title-Slide" presentation:presentation-page-layout-name="Master1-PPL1" draw:id="Slide-289">
        <draw:frame draw:id="id156" presentation:style-name="a1003" draw:name="Title 1" svg:x="1.38in" svg:y="0.83in" svg:width="10.3in" svg:height="4.42in" presentation:class="title" presentation:placeholder="false">
          <draw:text-box>
            <text:p text:style-name="a1002" text:class-names="" text:cond-style-name=""><text:span text:style-name="a1000" text:class-names="">GODLY FAITH (2:14-26):<text:s text:c="1"/></text:span><text:span text:style-name="a1001" text:class-names=""/></text:p>
          </draw:text-box>
          <svg:title/>
          <svg:desc/>
        </draw:frame>
        <draw:frame draw:id="id157" presentation:style-name="a1008" draw:name="Subtitle 2" svg:x="1.38in" svg:y="5.25in" svg:width="10.3in" svg:height="1.85in" presentation:class="subtitle" presentation:placeholder="false">
          <draw:text-box>
            <text:p text:style-name="a1005" text:class-names="" text:cond-style-name=""><text:span text:style-name="a1004" text:class-names=""><text:s text:c="1"/>Two examples of having only head faith (2:14-20)<text:s text:c="1"/></text:span></text:p>
            <text:p text:style-name="a1007" text:class-names="" text:cond-style-name=""><text:span text:style-name="a1006" text:class-names=""/></text:p>
          </draw:text-box>
          <svg:title/>
          <svg:desc/>
        </draw:frame>
      </draw:page>
      <draw:page draw:name="Slide35" draw:style-name="a1009" draw:master-page-name="Master1-Layout12-tx-Title-and-Text" presentation:presentation-page-layout-name="Master1-PPL12" draw:id="Slide-290">
        <draw:frame draw:id="id158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<text:s text:c="1"/>Two examples of having only head faith (2:14-20)<text:s text:c="1"/></text:span><text:span text:style-name="a1011" text:class-names=""/></text:p>
          </draw:text-box>
          <svg:title/>
          <svg:desc/>
        </draw:frame>
        <draw:frame draw:id="id159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In regard to the destitute (2:14-18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demons (2:19-20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6" draw:style-name="a1024" draw:master-page-name="Master1-Layout12-tx-Title-and-Text" presentation:presentation-page-layout-name="Master1-PPL12" draw:id="Slide-291">
        <draw:frame draw:id="id160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demons (2:19-20)<text:s text:c="1"/></text:span><text:span text:style-name="a1026" text:class-names=""/></text:p>
          </draw:text-box>
          <svg:title/>
          <svg:desc/>
        </draw:frame>
        <draw:frame draw:id="id161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fiction (2:19a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facts (2:19b-20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7" draw:style-name="a1039" draw:master-page-name="Master1-Layout12-tx-Title-and-Text" presentation:presentation-page-layout-name="Master1-PPL12" draw:id="Slide-292">
        <draw:frame draw:id="id162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wo examples of having only head faith (2:14-20)<text:s text:c="1"/></text:span><text:span text:style-name="a1041" text:class-names=""/></text:p>
          </draw:text-box>
          <svg:title/>
          <svg:desc/>
        </draw:frame>
        <draw:frame draw:id="id163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destitute (2:14-18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demons (2:19-20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8" draw:style-name="a1054" draw:master-page-name="Master1-Layout12-tx-Title-and-Text" presentation:presentation-page-layout-name="Master1-PPL12" draw:id="Slide-293">
        <draw:frame draw:id="id164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GODLY FAITH (2:14-26):<text:s text:c="1"/></text:span><text:span text:style-name="a1056" text:class-names=""/></text:p>
          </draw:text-box>
          <svg:title/>
          <svg:desc/>
        </draw:frame>
        <draw:frame draw:id="id165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wo examples of having only head faith (2:14-20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wo examples of having head, heart, and hand faith (2:21-26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9" draw:style-name="a1069" draw:master-page-name="Master1-Layout12-tx-Title-and-Text" presentation:presentation-page-layout-name="Master1-PPL12" draw:id="Slide-294">
        <draw:frame draw:id="id166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wo examples of having head, heart, and hand faith (2:21-26)<text:s text:c="1"/></text:span><text:span text:style-name="a1071" text:class-names=""/></text:p>
          </draw:text-box>
          <svg:title/>
          <svg:desc/>
        </draw:frame>
        <draw:frame draw:id="id167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Abraham (2:21-24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Rahab (2:25-2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0" draw:style-name="a1084" draw:master-page-name="Master1-Layout12-tx-Title-and-Text" presentation:presentation-page-layout-name="Master1-PPL12" draw:id="Slide-295">
        <draw:frame draw:id="id168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GODLY FAITH (2:14-26):<text:s text:c="1"/></text:span><text:span text:style-name="a1086" text:class-names=""/></text:p>
          </draw:text-box>
          <svg:title/>
          <svg:desc/>
        </draw:frame>
        <draw:frame draw:id="id169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wo examples of having only head faith (2:14-20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wo examples of having head, heart, and hand faith (2:21-26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1" draw:style-name="a1099" draw:master-page-name="Master1-Layout12-tx-Title-and-Text" presentation:presentation-page-layout-name="Master1-PPL12" draw:id="Slide-296">
        <draw:frame draw:id="id170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SECTION OUTLINE TWO (JAMES 2)<text:s text:c="1"/></text:span><text:span text:style-name="a1101" text:class-names=""/></text:p>
          </draw:text-box>
          <svg:title/>
          <svg:desc/>
        </draw:frame>
        <draw:frame draw:id="id171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GODLESS FAVORITISM (2:1-1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GODLY FAITH (2:14-26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2" draw:style-name="a1114" draw:master-page-name="Master1-Layout12-tx-Title-and-Text" presentation:presentation-page-layout-name="Master1-PPL12" draw:id="Slide-297">
        <draw:frame draw:id="id172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SECTION OUTLINE THREE (JAMES 3)<text:s text:c="1"/></text:span><text:span text:style-name="a1116" text:class-names=""/></text:p>
          </draw:text-box>
          <svg:title/>
          <svg:desc/>
        </draw:frame>
        <draw:frame draw:id="id173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IMPORTANCE OF THE TONGUE (3:1-2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ILLUSTRATIONS OF THE TONGUE (3:3-5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43" draw:style-name="a1129" draw:master-page-name="Master1-Layout1-title-Title-Slide" presentation:presentation-page-layout-name="Master1-PPL1" draw:id="Slide-298">
        <draw:frame draw:id="id174" presentation:style-name="a1133" draw:name="Title 1" svg:x="1.38in" svg:y="0.83in" svg:width="10.3in" svg:height="4.42in" presentation:class="title" presentation:placeholder="false">
          <draw:text-box>
            <text:p text:style-name="a1132" text:class-names="" text:cond-style-name=""><text:span text:style-name="a1130" text:class-names="">ILLUSTRATIONS OF THE TONGUE (3:3-5)<text:s text:c="1"/></text:span><text:span text:style-name="a1131" text:class-names=""/></text:p>
          </draw:text-box>
          <svg:title/>
          <svg:desc/>
        </draw:frame>
        <draw:frame draw:id="id175" presentation:style-name="a1138" draw:name="Subtitle 2" svg:x="1.38in" svg:y="5.25in" svg:width="10.3in" svg:height="1.85in" presentation:class="subtitle" presentation:placeholder="false">
          <draw:text-box>
            <text:p text:style-name="a1135" text:class-names="" text:cond-style-name=""><text:span text:style-name="a1134" text:class-names=""><text:s text:c="1"/>How it can control (3:3-4)<text:s text:c="1"/></text:span></text:p>
            <text:p text:style-name="a1137" text:class-names="" text:cond-style-name=""><text:span text:style-name="a1136" text:class-names=""/></text:p>
          </draw:text-box>
          <svg:title/>
          <svg:desc/>
        </draw:frame>
      </draw:page>
      <draw:page draw:name="Slide44" draw:style-name="a1139" draw:master-page-name="Master1-Layout12-tx-Title-and-Text" presentation:presentation-page-layout-name="Master1-PPL12" draw:id="Slide-299">
        <draw:frame draw:id="id176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How it can control (3:3-4)<text:s text:c="1"/></text:span><text:span text:style-name="a1141" text:class-names=""/></text:p>
          </draw:text-box>
          <svg:title/>
          <svg:desc/>
        </draw:frame>
        <draw:frame draw:id="id177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It is as a bridle to a horse (3:3)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It is as a rudder to a ship (3:4)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5" draw:style-name="a1154" draw:master-page-name="Master1-Layout12-tx-Title-and-Text" presentation:presentation-page-layout-name="Master1-PPL12" draw:id="Slide-300">
        <draw:frame draw:id="id178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ILLUSTRATIONS OF THE TONGUE (3:3-5)<text:s text:c="1"/></text:span><text:span text:style-name="a1156" text:class-names=""/></text:p>
          </draw:text-box>
          <svg:title/>
          <svg:desc/>
        </draw:frame>
        <draw:frame draw:id="id179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How it can control (3:3-4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How it can consume (3:5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6" draw:style-name="a1169" draw:master-page-name="Master1-Layout12-tx-Title-and-Text" presentation:presentation-page-layout-name="Master1-PPL12" draw:id="Slide-301">
        <draw:frame draw:id="id180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SECTION OUTLINE THREE (JAMES 3)<text:s text:c="1"/></text:span><text:span text:style-name="a1171" text:class-names=""/></text:p>
          </draw:text-box>
          <svg:title/>
          <svg:desc/>
        </draw:frame>
        <draw:frame draw:id="id181" presentation:style-name="a1189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IMPORTANCE OF THE TONGUE (3:1-2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ILLUSTRATIONS OF THE TONGUE (3:3-5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INIQUITY OF THE TONGUE (3: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NCORRIGIBILITY OF THE TONGUE (3:7-8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7" draw:style-name="a1190" draw:master-page-name="Master1-Layout12-tx-Title-and-Text" presentation:presentation-page-layout-name="Master1-PPL12" draw:id="Slide-302">
        <draw:frame draw:id="id182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INCORRIGIBILITY OF THE TONGUE (3:7-8)<text:s text:c="1"/></text:span><text:span text:style-name="a1192" text:class-names=""/></text:p>
          </draw:text-box>
          <svg:title/>
          <svg:desc/>
        </draw:frame>
        <draw:frame draw:id="id183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People have been able to train the brute creatures (3:7).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No person has been able to train the tongue (3:8).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8" draw:style-name="a1205" draw:master-page-name="Master1-Layout12-tx-Title-and-Text" presentation:presentation-page-layout-name="Master1-PPL12" draw:id="Slide-303">
        <draw:frame draw:id="id184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SECTION OUTLINE THREE (JAMES 3)<text:s text:c="1"/></text:span><text:span text:style-name="a1207" text:class-names=""/></text:p>
          </draw:text-box>
          <svg:title/>
          <svg:desc/>
        </draw:frame>
        <draw:frame draw:id="id185" presentation:style-name="a1228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IMPORTANCE OF THE TONGUE (3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ILLUSTRATIONS OF THE TONGUE (3:3-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INIQUITY OF THE TONGUE (3: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INCORRIGIBILITY OF THE TONGUE (3:7-8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INCONSISTENCY OF THE TONGUE (3:9-12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9" draw:style-name="a1229" draw:master-page-name="Master1-Layout1-title-Title-Slide" presentation:presentation-page-layout-name="Master1-PPL1" draw:id="Slide-304">
        <draw:frame draw:id="id186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INCONSISTENCY OF THE TONGUE (3:9-12)<text:s text:c="1"/></text:span><text:span text:style-name="a1231" text:class-names=""/></text:p>
          </draw:text-box>
          <svg:title/>
          <svg:desc/>
        </draw:frame>
        <draw:frame draw:id="id187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contradiction (3:9-10):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50" draw:style-name="a1239" draw:master-page-name="Master1-Layout12-tx-Title-and-Text" presentation:presentation-page-layout-name="Master1-PPL12" draw:id="Slide-305">
        <draw:frame draw:id="id188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contradiction (3:9-10):<text:s text:c="1"/></text:span><text:span text:style-name="a1241" text:class-names=""/></text:p>
          </draw:text-box>
          <svg:title/>
          <svg:desc/>
        </draw:frame>
        <draw:frame draw:id="id189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It tries to praise God (3:9a, 10a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It tries to curse people (3:9b, l0b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1" draw:style-name="a1254" draw:master-page-name="Master1-Layout12-tx-Title-and-Text" presentation:presentation-page-layout-name="Master1-PPL12" draw:id="Slide-306">
        <draw:frame draw:id="id190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INCONSISTENCY OF THE TONGUE (3:9-12)<text:s text:c="1"/></text:span><text:span text:style-name="a1256" text:class-names=""/></text:p>
          </draw:text-box>
          <svg:title/>
          <svg:desc/>
        </draw:frame>
        <draw:frame draw:id="id191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contradiction (3:9-10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conclusion (3:11-12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52" draw:style-name="a1269" draw:master-page-name="Master1-Layout12-tx-Title-and-Text" presentation:presentation-page-layout-name="Master1-PPL12" draw:id="Slide-307">
        <draw:frame draw:id="id192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<text:s text:c="1"/>The conclusion (3:11-12):<text:s text:c="1"/></text:span><text:span text:style-name="a1271" text:class-names=""/></text:p>
          </draw:text-box>
          <svg:title/>
          <svg:desc/>
        </draw:frame>
        <draw:frame draw:id="id193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Fresh water and salt water cannot flow from the same spring (3:11, 12c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fig tree cannot bear olives (3:12a).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A grapevine cannot produce figs (3:12b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53" draw:style-name="a1287" draw:master-page-name="Master1-Layout12-tx-Title-and-Text" presentation:presentation-page-layout-name="Master1-PPL12" draw:id="Slide-308">
        <draw:frame draw:id="id194" presentation:style-name="a1291" draw:name="Title 1" svg:x="1.38in" svg:y="0.4in" svg:width="10.6in" svg:height="1.44965in" presentation:class="title" presentation:placeholder="false">
          <draw:text-box>
            <text:p text:style-name="a1290" text:class-names="" text:cond-style-name=""><text:span text:style-name="a1288" text:class-names="">INCONSISTENCY OF THE TONGUE (3:9-12)<text:s text:c="1"/></text:span><text:span text:style-name="a1289" text:class-names=""/></text:p>
          </draw:text-box>
          <svg:title/>
          <svg:desc/>
        </draw:frame>
        <draw:frame draw:id="id195" presentation:style-name="a1301" draw:name="Text Placeholder 2" svg:x="1.38in" svg:y="2in" svg:width="9.4in" svg:height="4.7586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<text:s text:c="1"/>The contradiction (3:9-10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<text:s text:c="1"/>The conclusion (3:11-12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draw:page>
      <draw:page draw:name="Slide54" draw:style-name="a1302" draw:master-page-name="Master1-Layout12-tx-Title-and-Text" presentation:presentation-page-layout-name="Master1-PPL12" draw:id="Slide-309">
        <draw:frame draw:id="id196" presentation:style-name="a1306" draw:name="Title 1" svg:x="1.38in" svg:y="0.4in" svg:width="10.6in" svg:height="1.44965in" presentation:class="title" presentation:placeholder="false">
          <draw:text-box>
            <text:p text:style-name="a1305" text:class-names="" text:cond-style-name=""><text:span text:style-name="a1303" text:class-names="">SECTION OUTLINE THREE (JAMES 3)<text:s text:c="1"/></text:span><text:span text:style-name="a1304" text:class-names=""/></text:p>
          </draw:text-box>
          <svg:title/>
          <svg:desc/>
        </draw:frame>
        <draw:frame draw:id="id197" presentation:style-name="a1328" draw:name="Text Placeholder 2" svg:x="1.38in" svg:y="2in" svg:width="9.4in" svg:height="4.7586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IMPORTANCE OF THE TONGUE (3:1-2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ILLUSTRATIONS OF THE TONGUE (3:3-5)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NIQUITY OF THE TONGUE (3:6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INCORRIGIBILITY OF THE TONGUE (3:7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INCONSISTENCY OF THE TONGUE (3:9-12)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INSTRUCTIONS FOR THE TONGUE (3:13-18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</draw:page>
      <draw:page draw:name="Slide55" draw:style-name="a1329" draw:master-page-name="Master1-Layout12-tx-Title-and-Text" presentation:presentation-page-layout-name="Master1-PPL12" draw:id="Slide-310">
        <draw:frame draw:id="id198" presentation:style-name="a1333" draw:name="Title 1" svg:x="1.38in" svg:y="0.4in" svg:width="10.6in" svg:height="1.44965in" presentation:class="title" presentation:placeholder="false">
          <draw:text-box>
            <text:p text:style-name="a1332" text:class-names="" text:cond-style-name=""><text:span text:style-name="a1330" text:class-names="">INSTRUCTIONS FOR THE TONGUE (3:13-18)<text:s text:c="1"/></text:span><text:span text:style-name="a1331" text:class-names=""/></text:p>
          </draw:text-box>
          <svg:title/>
          <svg:desc/>
        </draw:frame>
        <draw:frame draw:id="id199" presentation:style-name="a1343" draw:name="Text Placeholder 2" svg:x="1.38in" svg:y="2in" svg:width="9.4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<text:s text:c="1"/>The path it should follow (3:13, 17-18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The path it should flee (3:14-16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56" draw:style-name="a1344" draw:master-page-name="Master1-Layout12-tx-Title-and-Text" presentation:presentation-page-layout-name="Master1-PPL12" draw:id="Slide-311">
        <draw:frame draw:id="id200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SECTION OUTLINE THREE (JAMES 3)<text:s text:c="1"/></text:span><text:span text:style-name="a1346" text:class-names=""/></text:p>
          </draw:text-box>
          <svg:title/>
          <svg:desc/>
        </draw:frame>
        <draw:frame draw:id="id201" presentation:style-name="a1370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IMPORTANCE OF THE TONGUE (3:1-2):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ILLUSTRATIONS OF THE TONGUE (3:3-5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INIQUITY OF THE TONGUE (3:6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INCORRIGIBILITY OF THE TONGUE (3:7-8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INCONSISTENCY OF THE TONGUE (3:9-12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INSTRUCTIONS FOR THE TONGUE (3:13-18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7" draw:style-name="a1371" draw:master-page-name="Master1-Layout1-title-Title-Slide" presentation:presentation-page-layout-name="Master1-PPL1" draw:id="Slide-312">
        <draw:frame draw:id="id202" presentation:style-name="a1375" draw:name="Title 1" svg:x="1.38in" svg:y="0.83in" svg:width="10.3in" svg:height="4.42in" presentation:class="title" presentation:placeholder="false">
          <draw:text-box>
            <text:p text:style-name="a1374" text:class-names="" text:cond-style-name=""><text:span text:style-name="a1372" text:class-names="">SECTION OUTLINE FOUR (JAMES 4)<text:s text:c="1"/></text:span><text:span text:style-name="a1373" text:class-names=""/></text:p>
          </draw:text-box>
          <svg:title/>
          <svg:desc/>
        </draw:frame>
        <draw:frame draw:id="id203" presentation:style-name="a1380" draw:name="Subtitle 2" svg:x="1.38in" svg:y="5.25in" svg:width="10.3in" svg:height="1.85in" presentation:class="subtitle" presentation:placeholder="false">
          <draw:text-box>
            <text:p text:style-name="a1377" text:class-names="" text:cond-style-name=""><text:span text:style-name="a1376" text:class-names="">THE POLLUTION IN THE HUMAN HEART (4:1-5, 11-13, 16-17)<text:s text:c="1"/></text:span></text:p>
            <text:p text:style-name="a1379" text:class-names="" text:cond-style-name=""><text:span text:style-name="a1378" text:class-names=""/></text:p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4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POLLUTION IN THE HUMAN HEART (4:1-5, 11-13, 16-17)<text:s text:c="1"/></text:span><text:span text:style-name="a1383" text:class-names=""/></text:p>
          </draw:text-box>
          <svg:title/>
          <svg:desc/>
        </draw:frame>
        <draw:frame draw:id="id205" presentation:style-name="a1395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The root of the problem (4:1a):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The fruit of the problem (4:1b-5, 11-13, 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9" draw:style-name="a1396" draw:master-page-name="Master1-Layout12-tx-Title-and-Text" presentation:presentation-page-layout-name="Master1-PPL12" draw:id="Slide-314">
        <draw:frame draw:id="id206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fruit of the problem (4:1b-5, 11-13, 16-17)<text:s text:c="1"/></text:span><text:span text:style-name="a1398" text:class-names=""/></text:p>
          </draw:text-box>
          <svg:title/>
          <svg:desc/>
        </draw:frame>
        <draw:frame draw:id="id207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Constant fighting and quarrelling (4:1)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Killings (4:2a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Total breakdown in prayer (4:2b-3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0" draw:style-name="a1414" draw:master-page-name="Master1-Layout12-tx-Title-and-Text" presentation:presentation-page-layout-name="Master1-PPL12" draw:id="Slide-315">
        <draw:frame draw:id="id208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<text:s text:c="1"/>Total breakdown in prayer (4:2b-3)<text:s text:c="1"/></text:span><text:span text:style-name="a1416" text:class-names=""/></text:p>
          </draw:text-box>
          <svg:title/>
          <svg:desc/>
        </draw:frame>
        <draw:frame draw:id="id209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Not asking God for spiritual things (4:2b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Asking God for sinful things (4:3)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1" draw:style-name="a1429" draw:master-page-name="Master1-Layout13-twoColTx-Title-and-2-Column-Text" presentation:presentation-page-layout-name="Master1-PPL13" draw:id="Slide-316">
        <draw:frame draw:id="id210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fruit of the problem (4:1b-5, 11-13, 16-17)<text:s text:c="1"/></text:span><text:span text:style-name="a1431" text:class-names=""/></text:p>
          </draw:text-box>
          <svg:title/>
          <svg:desc/>
        </draw:frame>
        <draw:frame draw:id="id211" presentation:style-name="a1446" draw:name="Text Placeholder 2" svg:x="1.38021in" svg:y="2in" svg:width="4.61632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Constant fighting and quarrelling (4:1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Killings (4:2a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otal breakdown in prayer (4:2b-3)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  <draw:frame draw:id="id212" presentation:style-name="a1462" draw:name="Text Placeholder 3" svg:x="6.16319in" svg:y="2in" svg:width="4.61632in" svg:height="4.75868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<text:s text:c="1"/>World lovers (4:4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Grieving the Holy Spirit (4:5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Slandering (4:11-12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Boasting about the future (4:13, 16-17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2" draw:style-name="a1463" draw:master-page-name="Master1-Layout12-tx-Title-and-Text" presentation:presentation-page-layout-name="Master1-PPL12" draw:id="Slide-317">
        <draw:frame draw:id="id213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THE POLLUTION IN THE HUMAN HEART (4:1-5, 11-13, 16-17)<text:s text:c="1"/></text:span><text:span text:style-name="a1465" text:class-names=""/></text:p>
          </draw:text-box>
          <svg:title/>
          <svg:desc/>
        </draw:frame>
        <draw:frame draw:id="id214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root of the problem (4:1a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fruit of the problem (4:1b-5, 11-13, 16-1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3" draw:style-name="a1478" draw:master-page-name="Master1-Layout12-tx-Title-and-Text" presentation:presentation-page-layout-name="Master1-PPL12" draw:id="Slide-318">
        <draw:frame draw:id="id215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SECTION OUTLINE FOUR (JAMES 4)<text:s text:c="1"/></text:span><text:span text:style-name="a1480" text:class-names=""/></text:p>
          </draw:text-box>
          <svg:title/>
          <svg:desc/>
        </draw:frame>
        <draw:frame draw:id="id216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THE POLLUTION IN THE HUMAN HEART (4:1-5, 11-13, 16-17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THE SOLUTION FOR THE HUMAN HEART (4:6-10, 14-15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4" draw:style-name="a1493" draw:master-page-name="Master1-Layout1-title-Title-Slide" presentation:presentation-page-layout-name="Master1-PPL1" draw:id="Slide-319">
        <draw:frame draw:id="id217" presentation:style-name="a1497" draw:name="Title 1" svg:x="1.38in" svg:y="0.83in" svg:width="10.3in" svg:height="4.42in" presentation:class="title" presentation:placeholder="false">
          <draw:text-box>
            <text:p text:style-name="a1496" text:class-names="" text:cond-style-name=""><text:span text:style-name="a1494" text:class-names="">THE SOLUTION FOR THE HUMAN HEART (4:6-10, 14-15)<text:s text:c="1"/></text:span><text:span text:style-name="a1495" text:class-names=""/></text:p>
          </draw:text-box>
          <svg:title/>
          <svg:desc/>
        </draw:frame>
        <draw:frame draw:id="id218" presentation:style-name="a1502" draw:name="Subtitle 2" svg:x="1.38in" svg:y="5.25in" svg:width="10.3in" svg:height="1.85in" presentation:class="subtitle" presentation:placeholder="false">
          <draw:text-box>
            <text:p text:style-name="a1499" text:class-names="" text:cond-style-name=""><text:span text:style-name="a1498" text:class-names=""><text:s text:c="1"/>Humble yourself (4:6, 10):<text:s text:c="1"/></text:span></text:p>
            <text:p text:style-name="a1501" text:class-names="" text:cond-style-name=""><text:span text:style-name="a1500" text:class-names=""/></text:p>
          </draw:text-box>
          <svg:title/>
          <svg:desc/>
        </draw:frame>
      </draw:page>
      <draw:page draw:name="Slide65" draw:style-name="a1503" draw:master-page-name="Master1-Layout12-tx-Title-and-Text" presentation:presentation-page-layout-name="Master1-PPL12" draw:id="Slide-320">
        <draw:frame draw:id="id219" presentation:style-name="a1507" draw:name="Title 1" svg:x="1.38in" svg:y="0.4in" svg:width="10.6in" svg:height="1.44965in" presentation:class="title" presentation:placeholder="false">
          <draw:text-box>
            <text:p text:style-name="a1506" text:class-names="" text:cond-style-name=""><text:span text:style-name="a1504" text:class-names=""><text:s text:c="1"/>Humble yourself (4:6, 10):<text:s text:c="1"/></text:span><text:span text:style-name="a1505" text:class-names=""/></text:p>
          </draw:text-box>
          <svg:title/>
          <svg:desc/>
        </draw:frame>
        <draw:frame draw:id="id220" presentation:style-name="a1517" draw:name="Text Placeholder 2" svg:x="1.38in" svg:y="2in" svg:width="9.4in" svg:height="4.75868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<text:s text:c="1"/>God will give you grace (4:6).<text:s text:c="1"/>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God will lift you up (4:10).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</draw:page>
      <draw:page draw:name="Slide66" draw:style-name="a1518" draw:master-page-name="Master1-Layout12-tx-Title-and-Text" presentation:presentation-page-layout-name="Master1-PPL12" draw:id="Slide-321">
        <draw:frame draw:id="id221" presentation:style-name="a1522" draw:name="Title 1" svg:x="1.38in" svg:y="0.4in" svg:width="10.6in" svg:height="1.44965in" presentation:class="title" presentation:placeholder="false">
          <draw:text-box>
            <text:p text:style-name="a1521" text:class-names="" text:cond-style-name=""><text:span text:style-name="a1519" text:class-names="">THE SOLUTION FOR THE HUMAN HEART (4:6-10, 14-15)<text:s text:c="1"/></text:span><text:span text:style-name="a1520" text:class-names=""/></text:p>
          </draw:text-box>
          <svg:title/>
          <svg:desc/>
        </draw:frame>
        <draw:frame draw:id="id222" presentation:style-name="a1541" draw:name="Text Placeholder 2" svg:x="1.38in" svg:y="2in" svg:width="9.4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<text:s text:c="1"/>Humble yourself (4:6, 10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Submit to God (4:7a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Resist the Devil (4:7b).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Repent (4:8-9).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Depend on God for the future (4:14-15).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</draw:text-box>
          <svg:title/>
          <svg:desc/>
        </draw:frame>
      </draw:page>
      <draw:page draw:name="Slide67" draw:style-name="a1542" draw:master-page-name="Master1-Layout12-tx-Title-and-Text" presentation:presentation-page-layout-name="Master1-PPL12" draw:id="Slide-322">
        <draw:frame draw:id="id223" presentation:style-name="a1546" draw:name="Title 1" svg:x="1.38in" svg:y="0.4in" svg:width="10.6in" svg:height="1.44965in" presentation:class="title" presentation:placeholder="false">
          <draw:text-box>
            <text:p text:style-name="a1545" text:class-names="" text:cond-style-name=""><text:span text:style-name="a1543" text:class-names=""><text:s text:c="1"/>Depend on God for the future (4:14-15).<text:s text:c="1"/></text:span><text:span text:style-name="a1544" text:class-names=""/></text:p>
          </draw:text-box>
          <svg:title/>
          <svg:desc/>
        </draw:frame>
        <draw:frame draw:id="id224" presentation:style-name="a1556" draw:name="Text Placeholder 2" svg:x="1.38in" svg:y="2in" svg:width="9.4in" svg:height="4.7586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<text:s text:c="1"/>The wrong action (4:14):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<text:s text:c="1"/>The right action (4:15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</draw:page>
      <draw:page draw:name="Slide68" draw:style-name="a1557" draw:master-page-name="Master1-Layout12-tx-Title-and-Text" presentation:presentation-page-layout-name="Master1-PPL12" draw:id="Slide-323">
        <draw:frame draw:id="id225" presentation:style-name="a1561" draw:name="Title 1" svg:x="1.38in" svg:y="0.4in" svg:width="10.6in" svg:height="1.44965in" presentation:class="title" presentation:placeholder="false">
          <draw:text-box>
            <text:p text:style-name="a1560" text:class-names="" text:cond-style-name=""><text:span text:style-name="a1558" text:class-names="">THE SOLUTION FOR THE HUMAN HEART (4:6-10, 14-15)<text:s text:c="1"/></text:span><text:span text:style-name="a1559" text:class-names=""/></text:p>
          </draw:text-box>
          <svg:title/>
          <svg:desc/>
        </draw:frame>
        <draw:frame draw:id="id226" presentation:style-name="a1580" draw:name="Text Placeholder 2" svg:x="1.38in" svg:y="2in" svg:width="9.4in" svg:height="4.75868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<text:s text:c="1"/>Humble yourself (4:6, 10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s text:c="1"/>Submit to God (4:7a).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Resist the Devil (4:7b).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s text:c="1"/>Repent (4:8-9).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Depend on God for the future (4:14-15).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</draw:page>
      <draw:page draw:name="Slide69" draw:style-name="a1581" draw:master-page-name="Master1-Layout12-tx-Title-and-Text" presentation:presentation-page-layout-name="Master1-PPL12" draw:id="Slide-324">
        <draw:frame draw:id="id227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SECTION OUTLINE FOUR (JAMES 4)<text:s text:c="1"/></text:span><text:span text:style-name="a1583" text:class-names=""/></text:p>
          </draw:text-box>
          <svg:title/>
          <svg:desc/>
        </draw:frame>
        <draw:frame draw:id="id228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THE POLLUTION IN THE HUMAN HEART (4:1-5, 11-13, 16-17)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THE SOLUTION FOR THE HUMAN HEART (4:6-10, 14-15)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70" draw:style-name="a1596" draw:master-page-name="Master1-Layout1-title-Title-Slide" presentation:presentation-page-layout-name="Master1-PPL1" draw:id="Slide-325">
        <draw:frame draw:id="id229" presentation:style-name="a1600" draw:name="Title 1" svg:x="1.38in" svg:y="0.83in" svg:width="10.3in" svg:height="4.42in" presentation:class="title" presentation:placeholder="false">
          <draw:text-box>
            <text:p text:style-name="a1599" text:class-names="" text:cond-style-name=""><text:span text:style-name="a1597" text:class-names="">SECTION OUTLINE FIVE (JAMES 5)<text:s text:c="1"/></text:span><text:span text:style-name="a1598" text:class-names=""/></text:p>
          </draw:text-box>
          <svg:title/>
          <svg:desc/>
        </draw:frame>
        <draw:frame draw:id="id230" presentation:style-name="a1605" draw:name="Subtitle 2" svg:x="1.38in" svg:y="5.25in" svg:width="10.3in" svg:height="1.85in" presentation:class="subtitle" presentation:placeholder="false">
          <draw:text-box>
            <text:p text:style-name="a1602" text:class-names="" text:cond-style-name=""><text:span text:style-name="a1601" text:class-names="">THE SELFISH RICH (5:1-6)<text:s text:c="1"/></text:span></text:p>
            <text:p text:style-name="a1604" text:class-names="" text:cond-style-name=""><text:span text:style-name="a1603" text:class-names=""/></text:p>
          </draw:text-box>
          <svg:title/>
          <svg:desc/>
        </draw:frame>
      </draw:page>
      <draw:page draw:name="Slide71" draw:style-name="a1606" draw:master-page-name="Master1-Layout1-title-Title-Slide" presentation:presentation-page-layout-name="Master1-PPL1" draw:id="Slide-326">
        <draw:frame draw:id="id231" presentation:style-name="a1610" draw:name="Title 1" svg:x="1.38in" svg:y="0.83in" svg:width="10.3in" svg:height="4.42in" presentation:class="title" presentation:placeholder="false">
          <draw:text-box>
            <text:p text:style-name="a1609" text:class-names="" text:cond-style-name=""><text:span text:style-name="a1607" text:class-names="">THE SELFISH RICH (5:1-6)<text:s text:c="1"/></text:span><text:span text:style-name="a1608" text:class-names=""/></text:p>
          </draw:text-box>
          <svg:title/>
          <svg:desc/>
        </draw:frame>
        <draw:frame draw:id="id232" presentation:style-name="a1615" draw:name="Subtitle 2" svg:x="1.38in" svg:y="5.25in" svg:width="10.3in" svg:height="1.85in" presentation:class="subtitle" presentation:placeholder="false">
          <draw:text-box>
            <text:p text:style-name="a1612" text:class-names="" text:cond-style-name=""><text:span text:style-name="a1611" text:class-names=""><text:s text:c="1"/>The consternation of the selfish rich (5:1-3a):<text:s text:c="1"/></text:span></text:p>
            <text:p text:style-name="a1614" text:class-names="" text:cond-style-name=""><text:span text:style-name="a1613" text:class-names=""/></text:p>
          </draw:text-box>
          <svg:title/>
          <svg:desc/>
        </draw:frame>
      </draw:page>
      <draw:page draw:name="Slide72" draw:style-name="a1616" draw:master-page-name="Master1-Layout12-tx-Title-and-Text" presentation:presentation-page-layout-name="Master1-PPL12" draw:id="Slide-327">
        <draw:frame draw:id="id233" presentation:style-name="a1620" draw:name="Title 1" svg:x="1.38in" svg:y="0.4in" svg:width="10.6in" svg:height="1.44965in" presentation:class="title" presentation:placeholder="false">
          <draw:text-box>
            <text:p text:style-name="a1619" text:class-names="" text:cond-style-name=""><text:span text:style-name="a1617" text:class-names=""><text:s text:c="1"/>The consternation of the selfish rich (5:1-3a):<text:s text:c="1"/></text:span><text:span text:style-name="a1618" text:class-names=""/></text:p>
          </draw:text-box>
          <svg:title/>
          <svg:desc/>
        </draw:frame>
        <draw:frame draw:id="id234" presentation:style-name="a1630" draw:name="Text Placeholder 2" svg:x="1.38in" svg:y="2in" svg:width="9.4in" svg:height="4.75868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<text:s text:c="1"/>Their very clothes will rot (5:1-2).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s text:c="1"/>Their gold and silver will corrode (5:3a).<text:s text:c="1"/>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</draw:text-box>
          <svg:title/>
          <svg:desc/>
        </draw:frame>
      </draw:page>
      <draw:page draw:name="Slide73" draw:style-name="a1631" draw:master-page-name="Master1-Layout12-tx-Title-and-Text" presentation:presentation-page-layout-name="Master1-PPL12" draw:id="Slide-328">
        <draw:frame draw:id="id235" presentation:style-name="a1635" draw:name="Title 1" svg:x="1.38in" svg:y="0.4in" svg:width="10.6in" svg:height="1.44965in" presentation:class="title" presentation:placeholder="false">
          <draw:text-box>
            <text:p text:style-name="a1634" text:class-names="" text:cond-style-name=""><text:span text:style-name="a1632" text:class-names="">THE SELFISH RICH (5:1-6)<text:s text:c="1"/></text:span><text:span text:style-name="a1633" text:class-names=""/></text:p>
          </draw:text-box>
          <svg:title/>
          <svg:desc/>
        </draw:frame>
        <draw:frame draw:id="id236" presentation:style-name="a1645" draw:name="Text Placeholder 2" svg:x="1.38in" svg:y="2in" svg:width="9.4in" svg:height="4.75868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<text:s text:c="1"/>The consternation of the selfish rich (5:1-3a):<text:s text:c="1"/>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<text:s text:c="1"/>The cruelty of the selfish rich (5:4-6)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</draw:text-box>
          <svg:title/>
          <svg:desc/>
        </draw:frame>
      </draw:page>
      <draw:page draw:name="Slide74" draw:style-name="a1646" draw:master-page-name="Master1-Layout12-tx-Title-and-Text" presentation:presentation-page-layout-name="Master1-PPL12" draw:id="Slide-329">
        <draw:frame draw:id="id237" presentation:style-name="a1650" draw:name="Title 1" svg:x="1.38in" svg:y="0.4in" svg:width="10.6in" svg:height="1.44965in" presentation:class="title" presentation:placeholder="false">
          <draw:text-box>
            <text:p text:style-name="a1649" text:class-names="" text:cond-style-name=""><text:span text:style-name="a1647" text:class-names=""><text:s text:c="1"/>The cruelty of the selfish rich (5:4-6)<text:s text:c="1"/></text:span><text:span text:style-name="a1648" text:class-names=""/></text:p>
          </draw:text-box>
          <svg:title/>
          <svg:desc/>
        </draw:frame>
        <draw:frame draw:id="id238" presentation:style-name="a1663" draw:name="Text Placeholder 2" svg:x="1.38in" svg:y="2in" svg:width="9.4in" svg:height="4.7586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<text:s text:c="1"/>They cheat their workers (5:4).<text:s text:c="1"/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s text:c="1"/>They live in sinful luxury and self-indulgence (5:5).<text:s text:c="1"/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s text:c="1"/>They condemn and murder innocent people (5:6).<text:s text:c="1"/>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</draw:text-box>
          <svg:title/>
          <svg:desc/>
        </draw:frame>
      </draw:page>
      <draw:page draw:name="Slide75" draw:style-name="a1664" draw:master-page-name="Master1-Layout12-tx-Title-and-Text" presentation:presentation-page-layout-name="Master1-PPL12" draw:id="Slide-330">
        <draw:frame draw:id="id239" presentation:style-name="a1668" draw:name="Title 1" svg:x="1.38in" svg:y="0.4in" svg:width="10.6in" svg:height="1.44965in" presentation:class="title" presentation:placeholder="false">
          <draw:text-box>
            <text:p text:style-name="a1667" text:class-names="" text:cond-style-name=""><text:span text:style-name="a1665" text:class-names="">THE SELFISH RICH (5:1-6)<text:s text:c="1"/></text:span><text:span text:style-name="a1666" text:class-names=""/></text:p>
          </draw:text-box>
          <svg:title/>
          <svg:desc/>
        </draw:frame>
        <draw:frame draw:id="id240" presentation:style-name="a1681" draw:name="Text Placeholder 2" svg:x="1.38in" svg:y="2in" svg:width="9.4in" svg:height="4.75868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<text:s text:c="1"/>The consternation of the selfish rich (5:1-3a):<text:s text:c="1"/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><text:s text:c="1"/>The cruelty of the selfish rich (5:4-6)<text:s text:c="1"/>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><text:s text:c="1"/>The condemnation of the selfish rich (5:3b):<text:s text:c="1"/></text:span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</draw:text-box>
          <svg:title/>
          <svg:desc/>
        </draw:frame>
      </draw:page>
      <draw:page draw:name="Slide76" draw:style-name="a1682" draw:master-page-name="Master1-Layout12-tx-Title-and-Text" presentation:presentation-page-layout-name="Master1-PPL12" draw:id="Slide-331">
        <draw:frame draw:id="id241" presentation:style-name="a1686" draw:name="Title 1" svg:x="1.38in" svg:y="0.4in" svg:width="10.6in" svg:height="1.44965in" presentation:class="title" presentation:placeholder="false">
          <draw:text-box>
            <text:p text:style-name="a1685" text:class-names="" text:cond-style-name=""><text:span text:style-name="a1683" text:class-names="">SECTION OUTLINE FIVE (JAMES 5)<text:s text:c="1"/></text:span><text:span text:style-name="a1684" text:class-names=""/></text:p>
          </draw:text-box>
          <svg:title/>
          <svg:desc/>
        </draw:frame>
        <draw:frame draw:id="id242" presentation:style-name="a1696" draw:name="Text Placeholder 2" svg:x="1.38in" svg:y="2in" svg:width="9.4in" svg:height="4.75868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THE SELFISH RICH (5:1-6)<text:s text:c="1"/>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SUFFERING (5:7-11):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</draw:page>
      <draw:page draw:name="Slide77" draw:style-name="a1697" draw:master-page-name="Master1-Layout12-tx-Title-and-Text" presentation:presentation-page-layout-name="Master1-PPL12" draw:id="Slide-332">
        <draw:frame draw:id="id243" presentation:style-name="a1701" draw:name="Title 1" svg:x="1.38in" svg:y="0.4in" svg:width="10.6in" svg:height="1.44965in" presentation:class="title" presentation:placeholder="false">
          <draw:text-box>
            <text:p text:style-name="a1700" text:class-names="" text:cond-style-name=""><text:span text:style-name="a1698" text:class-names="">SUFFERING (5:7-11):<text:s text:c="1"/></text:span><text:span text:style-name="a1699" text:class-names=""/></text:p>
          </draw:text-box>
          <svg:title/>
          <svg:desc/>
        </draw:frame>
        <draw:frame draw:id="id244" presentation:style-name="a1714" draw:name="Text Placeholder 2" svg:x="1.38in" svg:y="2in" svg:width="9.4in" svg:height="4.75868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<text:s text:c="1"/>From the soil (5:7):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<text:s text:c="1"/>From the Scriptures (5:10-11):<text:s text:c="1"/>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<text:s text:c="1"/>From the Second Coming (5:8-9):<text:s text:c="1"/>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</draw:page>
      <draw:page draw:name="Slide78" draw:style-name="a1715" draw:master-page-name="Master1-Layout12-tx-Title-and-Text" presentation:presentation-page-layout-name="Master1-PPL12" draw:id="Slide-333">
        <draw:frame draw:id="id245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SECTION OUTLINE FIVE (JAMES 5)<text:s text:c="1"/></text:span><text:span text:style-name="a1717" text:class-names=""/></text:p>
          </draw:text-box>
          <svg:title/>
          <svg:desc/>
        </draw:frame>
        <draw:frame draw:id="id246" presentation:style-name="a1732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THE SELFISH RICH (5:1-6)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UFFERING (5:7-1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SWEARING (5:12)<text:s text:c="1"/>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7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SWEARING (5:12)<text:s text:c="1"/></text:span><text:span text:style-name="a1735" text:class-names=""/></text:p>
          </draw:text-box>
          <svg:title/>
          <svg:desc/>
        </draw:frame>
        <draw:frame draw:id="id248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Negative (5:12a):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Positive (5:12b):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49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SECTION OUTLINE FIVE (JAMES 5)<text:s text:c="1"/></text:span><text:span text:style-name="a1750" text:class-names=""/></text:p>
          </draw:text-box>
          <svg:title/>
          <svg:desc/>
        </draw:frame>
        <draw:frame draw:id="id250" presentation:style-name="a1768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THE SELFISH RICH (5:1-6)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SUFFERING (5:7-1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SWEARING (5:12)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SUPPLICATION (5:13-18)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81" draw:style-name="a1769" draw:master-page-name="Master1-Layout1-title-Title-Slide" presentation:presentation-page-layout-name="Master1-PPL1" draw:id="Slide-336">
        <draw:frame draw:id="id251" presentation:style-name="a1773" draw:name="Title 1" svg:x="1.38in" svg:y="0.83in" svg:width="10.3in" svg:height="4.42in" presentation:class="title" presentation:placeholder="false">
          <draw:text-box>
            <text:p text:style-name="a1772" text:class-names="" text:cond-style-name=""><text:span text:style-name="a1770" text:class-names="">SUPPLICATION (5:13-18)<text:s text:c="1"/></text:span><text:span text:style-name="a1771" text:class-names=""/></text:p>
          </draw:text-box>
          <svg:title/>
          <svg:desc/>
        </draw:frame>
        <draw:frame draw:id="id252" presentation:style-name="a1778" draw:name="Subtitle 2" svg:x="1.38in" svg:y="5.25in" svg:width="10.3in" svg:height="1.85in" presentation:class="subtitle" presentation:placeholder="false">
          <draw:text-box>
            <text:p text:style-name="a1775" text:class-names="" text:cond-style-name=""><text:span text:style-name="a1774" text:class-names=""><text:s text:c="1"/>The exhortation to prayer (5:13-16a)<text:s text:c="1"/></text:span></text:p>
            <text:p text:style-name="a1777" text:class-names="" text:cond-style-name=""><text:span text:style-name="a1776" text:class-names=""/></text:p>
          </draw:text-box>
          <svg:title/>
          <svg:desc/>
        </draw:frame>
      </draw:page>
      <draw:page draw:name="Slide82" draw:style-name="a1779" draw:master-page-name="Master1-Layout1-title-Title-Slide" presentation:presentation-page-layout-name="Master1-PPL1" draw:id="Slide-337">
        <draw:frame draw:id="id253" presentation:style-name="a1783" draw:name="Title 1" svg:x="1.38in" svg:y="0.83in" svg:width="10.3in" svg:height="4.42in" presentation:class="title" presentation:placeholder="false">
          <draw:text-box>
            <text:p text:style-name="a1782" text:class-names="" text:cond-style-name=""><text:span text:style-name="a1780" text:class-names=""><text:s text:c="1"/>The exhortation to prayer (5:13-16a)<text:s text:c="1"/></text:span><text:span text:style-name="a1781" text:class-names=""/></text:p>
          </draw:text-box>
          <svg:title/>
          <svg:desc/>
        </draw:frame>
        <draw:frame draw:id="id254" presentation:style-name="a1788" draw:name="Subtitle 2" svg:x="1.38in" svg:y="5.25in" svg:width="10.3in" svg:height="1.85in" presentation:class="subtitle" presentation:placeholder="false">
          <draw:text-box>
            <text:p text:style-name="a1785" text:class-names="" text:cond-style-name=""><text:span text:style-name="a1784" text:class-names=""><text:s text:c="1"/>Seasons of prayer (5:13):<text:s text:c="1"/></text:span></text:p>
            <text:p text:style-name="a1787" text:class-names="" text:cond-style-name=""><text:span text:style-name="a1786" text:class-names=""/></text:p>
          </draw:text-box>
          <svg:title/>
          <svg:desc/>
        </draw:frame>
      </draw:page>
      <draw:page draw:name="Slide83" draw:style-name="a1789" draw:master-page-name="Master1-Layout12-tx-Title-and-Text" presentation:presentation-page-layout-name="Master1-PPL12" draw:id="Slide-338">
        <draw:frame draw:id="id255" presentation:style-name="a1793" draw:name="Title 1" svg:x="1.38in" svg:y="0.4in" svg:width="10.6in" svg:height="1.44965in" presentation:class="title" presentation:placeholder="false">
          <draw:text-box>
            <text:p text:style-name="a1792" text:class-names="" text:cond-style-name=""><text:span text:style-name="a1790" text:class-names=""><text:s text:c="1"/>Seasons of prayer (5:13):<text:s text:c="1"/></text:span><text:span text:style-name="a1791" text:class-names=""/></text:p>
          </draw:text-box>
          <svg:title/>
          <svg:desc/>
        </draw:frame>
        <draw:frame draw:id="id256" presentation:style-name="a1803" draw:name="Text Placeholder 2" svg:x="1.38in" svg:y="2in" svg:width="9.4in" svg:height="4.75868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<text:s text:c="1"/>In times of trouble (5:13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<text:s text:c="1"/>In times of triumph (5:13b)<text:s text:c="1"/>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</draw:page>
      <draw:page draw:name="Slide84" draw:style-name="a1804" draw:master-page-name="Master1-Layout12-tx-Title-and-Text" presentation:presentation-page-layout-name="Master1-PPL12" draw:id="Slide-339">
        <draw:frame draw:id="id257" presentation:style-name="a1808" draw:name="Title 1" svg:x="1.38in" svg:y="0.4in" svg:width="10.6in" svg:height="1.44965in" presentation:class="title" presentation:placeholder="false">
          <draw:text-box>
            <text:p text:style-name="a1807" text:class-names="" text:cond-style-name=""><text:span text:style-name="a1805" text:class-names=""><text:s text:c="1"/>The exhortation to prayer (5:13-16a)<text:s text:c="1"/></text:span><text:span text:style-name="a1806" text:class-names=""/></text:p>
          </draw:text-box>
          <svg:title/>
          <svg:desc/>
        </draw:frame>
        <draw:frame draw:id="id258" presentation:style-name="a1818" draw:name="Text Placeholder 2" svg:x="1.38in" svg:y="2in" svg:width="9.4in" svg:height="4.75868in" presentation:class="outline" presentation:placeholder="false">
          <draw:text-box>
            <text:list text:style-name="a1811">
              <text:list-item>
                <text:p text:style-name="a1810" text:class-names="" text:cond-style-name=""><text:span text:style-name="a1809" text:class-names=""><text:s text:c="1"/>Seasons of prayer (5:13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s text:c="1"/>Reasons for prayer (5:14-16a)<text:s text:c="1"/>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85" draw:style-name="a1819" draw:master-page-name="Master1-Layout12-tx-Title-and-Text" presentation:presentation-page-layout-name="Master1-PPL12" draw:id="Slide-340">
        <draw:frame draw:id="id259" presentation:style-name="a1823" draw:name="Title 1" svg:x="1.38in" svg:y="0.4in" svg:width="10.6in" svg:height="1.44965in" presentation:class="title" presentation:placeholder="false">
          <draw:text-box>
            <text:p text:style-name="a1822" text:class-names="" text:cond-style-name=""><text:span text:style-name="a1820" text:class-names=""><text:s text:c="1"/>Reasons for prayer (5:14-16a)<text:s text:c="1"/></text:span><text:span text:style-name="a1821" text:class-names=""/></text:p>
          </draw:text-box>
          <svg:title/>
          <svg:desc/>
        </draw:frame>
        <draw:frame draw:id="id260" presentation:style-name="a1833" draw:name="Text Placeholder 2" svg:x="1.38in" svg:y="2in" svg:width="9.4in" svg:height="4.75868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<text:s text:c="1"/>Prayer will raise up the sick (5:14-15a).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s text:c="1"/>Prayer will restore the sinner (5:15b-16a).<text:s text:c="1"/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</draw:text-box>
          <svg:title/>
          <svg:desc/>
        </draw:frame>
      </draw:page>
      <draw:page draw:name="Slide86" draw:style-name="a1834" draw:master-page-name="Master1-Layout12-tx-Title-and-Text" presentation:presentation-page-layout-name="Master1-PPL12" draw:id="Slide-341">
        <draw:frame draw:id="id261" presentation:style-name="a1838" draw:name="Title 1" svg:x="1.38in" svg:y="0.4in" svg:width="10.6in" svg:height="1.44965in" presentation:class="title" presentation:placeholder="false">
          <draw:text-box>
            <text:p text:style-name="a1837" text:class-names="" text:cond-style-name=""><text:span text:style-name="a1835" text:class-names=""><text:s text:c="1"/>The exhortation to prayer (5:13-16a)<text:s text:c="1"/></text:span><text:span text:style-name="a1836" text:class-names=""/></text:p>
          </draw:text-box>
          <svg:title/>
          <svg:desc/>
        </draw:frame>
        <draw:frame draw:id="id262" presentation:style-name="a1848" draw:name="Text Placeholder 2" svg:x="1.38in" svg:y="2in" svg:width="9.4in" svg:height="4.75868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<text:s text:c="1"/>Seasons of prayer (5:13):<text:s text:c="1"/>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<text:s text:c="1"/>Reasons for prayer (5:14-16a)<text:s text:c="1"/>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</draw:page>
      <draw:page draw:name="Slide87" draw:style-name="a1849" draw:master-page-name="Master1-Layout12-tx-Title-and-Text" presentation:presentation-page-layout-name="Master1-PPL12" draw:id="Slide-342">
        <draw:frame draw:id="id263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SUPPLICATION (5:13-18)<text:s text:c="1"/></text:span><text:span text:style-name="a1851" text:class-names=""/></text:p>
          </draw:text-box>
          <svg:title/>
          <svg:desc/>
        </draw:frame>
        <draw:frame draw:id="id264" presentation:style-name="a1863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The exhortation to prayer (5:13-16a)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The example of prayer (5:16b-18)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</draw:text-box>
          <svg:title/>
          <svg:desc/>
        </draw:frame>
      </draw:page>
      <draw:page draw:name="Slide88" draw:style-name="a1864" draw:master-page-name="Master1-Layout12-tx-Title-and-Text" presentation:presentation-page-layout-name="Master1-PPL12" draw:id="Slide-343">
        <draw:frame draw:id="id265" presentation:style-name="a1868" draw:name="Title 1" svg:x="1.38in" svg:y="0.4in" svg:width="10.6in" svg:height="1.44965in" presentation:class="title" presentation:placeholder="false">
          <draw:text-box>
            <text:p text:style-name="a1867" text:class-names="" text:cond-style-name=""><text:span text:style-name="a1865" text:class-names=""><text:s text:c="1"/>The example of prayer (5:16b-18)<text:s text:c="1"/></text:span><text:span text:style-name="a1866" text:class-names=""/></text:p>
          </draw:text-box>
          <svg:title/>
          <svg:desc/>
        </draw:frame>
        <draw:frame draw:id="id266" presentation:style-name="a1878" draw:name="Text Placeholder 2" svg:x="1.38in" svg:y="2in" svg:width="9.4in" svg:height="4.75868in" presentation:class="outline" presentation:placeholder="false">
          <draw:text-box>
            <text:list text:style-name="a1871">
              <text:list-item>
                <text:p text:style-name="a1870" text:class-names="" text:cond-style-name=""><text:span text:style-name="a1869" text:class-names=""><text:s text:c="1"/>The power (5:16b):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<text:s text:c="1"/>The person (5:17-18):<text:s text:c="1"/>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</draw:text-box>
          <svg:title/>
          <svg:desc/>
        </draw:frame>
      </draw:page>
      <draw:page draw:name="Slide89" draw:style-name="a1879" draw:master-page-name="Master1-Layout12-tx-Title-and-Text" presentation:presentation-page-layout-name="Master1-PPL12" draw:id="Slide-344">
        <draw:frame draw:id="id267" presentation:style-name="a1883" draw:name="Title 1" svg:x="1.38in" svg:y="0.4in" svg:width="10.6in" svg:height="1.44965in" presentation:class="title" presentation:placeholder="false">
          <draw:text-box>
            <text:p text:style-name="a1882" text:class-names="" text:cond-style-name=""><text:span text:style-name="a1880" text:class-names=""><text:s text:c="1"/>The person (5:17-18):<text:s text:c="1"/></text:span><text:span text:style-name="a1881" text:class-names=""/></text:p>
          </draw:text-box>
          <svg:title/>
          <svg:desc/>
        </draw:frame>
        <draw:frame draw:id="id268" presentation:style-name="a1893" draw:name="Text Placeholder 2" svg:x="1.38in" svg:y="2in" svg:width="9.4in" svg:height="4.75868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4" text:class-names=""><text:s text:c="1"/>"Elijah was as human as we are, and yet when he prayed earnestly that no rain would fall, none fell for the next three and a half years!" (5:17).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<text:s text:c="1"/>"Then he prayed for rain, and down it poured" (5:18).<text:s text:c="1"/>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</draw:text-box>
          <svg:title/>
          <svg:desc/>
        </draw:frame>
      </draw:page>
      <draw:page draw:name="Slide90" draw:style-name="a1894" draw:master-page-name="Master1-Layout12-tx-Title-and-Text" presentation:presentation-page-layout-name="Master1-PPL12" draw:id="Slide-345">
        <draw:frame draw:id="id269" presentation:style-name="a1898" draw:name="Title 1" svg:x="1.38in" svg:y="0.4in" svg:width="10.6in" svg:height="1.44965in" presentation:class="title" presentation:placeholder="false">
          <draw:text-box>
            <text:p text:style-name="a1897" text:class-names="" text:cond-style-name=""><text:span text:style-name="a1895" text:class-names=""><text:s text:c="1"/>The example of prayer (5:16b-18)<text:s text:c="1"/></text:span><text:span text:style-name="a1896" text:class-names=""/></text:p>
          </draw:text-box>
          <svg:title/>
          <svg:desc/>
        </draw:frame>
        <draw:frame draw:id="id270" presentation:style-name="a1908" draw:name="Text Placeholder 2" svg:x="1.38in" svg:y="2in" svg:width="9.4in" svg:height="4.75868in" presentation:class="outline" presentation:placeholder="false">
          <draw:text-box>
            <text:list text:style-name="a1901">
              <text:list-item>
                <text:p text:style-name="a1900" text:class-names="" text:cond-style-name=""><text:span text:style-name="a1899" text:class-names=""><text:s text:c="1"/>The power (5:16b):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The person (5:17-18):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91" draw:style-name="a1909" draw:master-page-name="Master1-Layout12-tx-Title-and-Text" presentation:presentation-page-layout-name="Master1-PPL12" draw:id="Slide-346">
        <draw:frame draw:id="id271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SUPPLICATION (5:13-18)<text:s text:c="1"/></text:span><text:span text:style-name="a1911" text:class-names=""/></text:p>
          </draw:text-box>
          <svg:title/>
          <svg:desc/>
        </draw:frame>
        <draw:frame draw:id="id272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to prayer (5:13-16a)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xample of prayer (5:16b-18)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92" draw:style-name="a1924" draw:master-page-name="Master1-Layout12-tx-Title-and-Text" presentation:presentation-page-layout-name="Master1-PPL12" draw:id="Slide-347">
        <draw:frame draw:id="id273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SECTION OUTLINE FIVE (JAMES 5)<text:s text:c="1"/></text:span><text:span text:style-name="a1926" text:class-names=""/></text:p>
          </draw:text-box>
          <svg:title/>
          <svg:desc/>
        </draw:frame>
        <draw:frame draw:id="id274" presentation:style-name="a1947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THE SELFISH RICH (5:1-6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SUFFERING (5:7-11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SWEARING (5:12)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SUPPLICATION (5:13-18)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SOUL WINNING (5:19-20)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93" draw:style-name="a1948" draw:master-page-name="Master1-Layout12-tx-Title-and-Text" presentation:presentation-page-layout-name="Master1-PPL12" draw:id="Slide-348">
        <draw:frame draw:id="id275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SOUL WINNING (5:19-20)<text:s text:c="1"/></text:span><text:span text:style-name="a1950" text:class-names=""/></text:p>
          </draw:text-box>
          <svg:title/>
          <svg:desc/>
        </draw:frame>
        <draw:frame draw:id="id276" presentation:style-name="a1962" draw:name="Text Placeholder 2" svg:x="1.38in" svg:y="2in" svg:width="9.4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<text:s text:c="1"/>The faithfulness of a soul winner (5:19)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<text:s text:c="1"/>The fruits of a soul winner (5:20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</draw:text-box>
          <svg:title/>
          <svg:desc/>
        </draw:frame>
      </draw:page>
      <draw:page draw:name="Slide94" draw:style-name="a1963" draw:master-page-name="Master1-Layout12-tx-Title-and-Text" presentation:presentation-page-layout-name="Master1-PPL12" draw:id="Slide-349">
        <draw:frame draw:id="id277" presentation:style-name="a1967" draw:name="Title 1" svg:x="1.38in" svg:y="0.4in" svg:width="10.6in" svg:height="1.44965in" presentation:class="title" presentation:placeholder="false">
          <draw:text-box>
            <text:p text:style-name="a1966" text:class-names="" text:cond-style-name=""><text:span text:style-name="a1964" text:class-names="">SECTION OUTLINE FIVE (JAMES 5)<text:s text:c="1"/></text:span><text:span text:style-name="a1965" text:class-names=""/></text:p>
          </draw:text-box>
          <svg:title/>
          <svg:desc/>
        </draw:frame>
        <draw:frame draw:id="id278" presentation:style-name="a1986" draw:name="Text Placeholder 2" svg:x="1.38in" svg:y="2in" svg:width="9.4in" svg:height="4.75868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THE SELFISH RICH (5:1-6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UFFERING (5:7-11):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SWEARING (5:12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SUPPLICATION (5:13-18)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SOUL WINNING (5:19-20)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/></text:p>
              </text:list-item>
            </text:list>
          </draw:text-box>
          <svg:title/>
          <svg:desc/>
        </draw:frame>
      </draw:page>
      <draw:page draw:name="Slide95" draw:style-name="a1987" draw:master-page-name="Master1-Layout1-title-Title-Slide" presentation:presentation-page-layout-name="Master1-PPL1" draw:id="Slide-350">
        <draw:frame draw:id="id279" presentation:style-name="a1991" draw:name="Title 1" svg:x="1.38in" svg:y="0.83in" svg:width="10.3in" svg:height="4.42in" presentation:class="title" presentation:placeholder="false">
          <draw:text-box>
            <text:p text:style-name="a1990" text:class-names="" text:cond-style-name=""><text:span text:style-name="a1988" text:class-names="">James</text:span><text:span text:style-name="a1989" text:class-names=""/></text:p>
          </draw:text-box>
          <svg:title/>
          <svg:desc/>
        </draw:frame>
        <draw:frame draw:id="id280" presentation:style-name="a19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mes</dc:title>
    <meta:initial-creator>David STRICKLAND</meta:initial-creator>
    <dc:creator>David STRICKLAND</dc:creator>
    <meta:creation-date>2020-02-23T23:13:44Z</meta:creation-date>
    <dc:date>2020-02-23T23:13:45Z</dc:date>
    <meta:template xlink:href="BibleStudy" xlink:type="simple"/>
    <meta:editing-cycles>1</meta:editing-cycles>
    <meta:editing-duration>PT1S</meta:editing-duration>
    <meta:document-statistic meta:paragraph-count="323" meta:word-count="2522"/>
  </office:meta>
</office:document-meta>
</file>